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Pictures/1000020100000400000004001AD017D8023E915C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OpenSans" svg:font-family="OpenSans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1.12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23.5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69.66mm" svg:y="194.54mm">
            <loext:p draw:notify-on-update-of-ranges="Sheet1.A34:Sheet1.A45 Sheet1.B33:Sheet1.B33 Sheet1.B34:Sheet1.B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0.26mm" svg:y="256.5mm">
            <loext:p draw:notify-on-update-of-ranges="Sheet1.A50:Sheet1.A50 Sheet1.A51:Sheet1.A62 Sheet1.B50:Sheet1.B50 Sheet1.B51:Sheet1.B6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36.48mm" svg:y="341.12mm">
            <loext:p draw:notify-on-update-of-ranges="Sheet1.A67:Sheet1.A67 Sheet1.A68:Sheet1.A83 Sheet1.B67:Sheet1.B67 Sheet1.B68:Sheet1.B8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6.16mm" svg:y="462.94mm">
            <loext:p draw:notify-on-update-of-ranges="Sheet1.A89:Sheet1.A89 Sheet1.A90:Sheet1.A100 Sheet1.B89:Sheet1.B89 Sheet1.B90:Sheet1.B10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ffence</text:p>
          </table:table-cell>
          <table:table-cell office:value-type="string" calcext:value-type="string">
            <text:p>2002-2003</text:p>
          </table:table-cell>
          <table:table-cell office:value-type="string" calcext:value-type="string">
            <text:p>2004-2005</text:p>
          </table:table-cell>
          <table:table-cell office:value-type="string" calcext:value-type="string">
            <text:p>2006-2007</text:p>
          </table:table-cell>
          <table:table-cell office:value-type="string" calcext:value-type="string">
            <text:p>2008-2009</text:p>
          </table:table-cell>
          <table:table-cell office:value-type="string" calcext:value-type="string">
            <text:p>2010-2011</text:p>
          </table:table-cell>
          <table:table-cell office:value-type="string" calcext:value-type="string">
            <text:p>2012-2013</text:p>
          </table:table-cell>
        </table:table-row>
        <table:table-row table:style-name="ro1">
          <table:table-cell office:value-type="string" calcext:value-type="string">
            <text:p>Homicide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$B2:.$G2])" office:value-type="float" office:value="69.6666666666667" calcext:value-type="float">
            <text:p>69.6666666667</text:p>
          </table:table-cell>
          <table:table-cell table:formula="of:=AVERAGE([.$B2:.$G2])" office:value-type="float" office:value="69.6666666666667" calcext:value-type="float">
            <text:p>69.6666666667</text:p>
          </table:table-cell>
          <table:table-cell table:formula="of:=AVERAGE([.$B2:.$G2])" office:value-type="float" office:value="69.6666666666667" calcext:value-type="float">
            <text:p>69.6666666667</text:p>
          </table:table-cell>
          <table:table-cell table:formula="of:=AVERAGE([.$B2:.$G2])" office:value-type="float" office:value="69.6666666666667" calcext:value-type="float">
            <text:p>69.6666666667</text:p>
          </table:table-cell>
          <table:table-cell table:formula="of:=AVERAGE([.$B2:.$G2])" office:value-type="float" office:value="69.6666666666667" calcext:value-type="float">
            <text:p>69.6666666667</text:p>
          </table:table-cell>
          <table:table-cell table:formula="of:=AVERAGE([.$B2:.$G2])" office:value-type="float" office:value="69.6666666666667" calcext:value-type="float">
            <text:p>69.666666666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$B2:.$G2])" office:value-type="float" office:value="53" calcext:value-type="float">
            <text:p>53</text:p>
          </table:table-cell>
          <table:table-cell table:formula="of:=MIN([.$B2:.$G2])" office:value-type="float" office:value="53" calcext:value-type="float">
            <text:p>53</text:p>
          </table:table-cell>
          <table:table-cell table:formula="of:=MIN([.$B2:.$G2])" office:value-type="float" office:value="53" calcext:value-type="float">
            <text:p>53</text:p>
          </table:table-cell>
          <table:table-cell table:formula="of:=MIN([.$B2:.$G2])" office:value-type="float" office:value="53" calcext:value-type="float">
            <text:p>53</text:p>
          </table:table-cell>
          <table:table-cell table:formula="of:=MIN([.$B2:.$G2])" office:value-type="float" office:value="53" calcext:value-type="float">
            <text:p>53</text:p>
          </table:table-cell>
          <table:table-cell table:formula="of:=MIN([.$B2:.$G2]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$B2:.$G2])" office:value-type="float" office:value="85" calcext:value-type="float">
            <text:p>85</text:p>
          </table:table-cell>
          <table:table-cell table:formula="of:=MAX([.$B2:.$G2])" office:value-type="float" office:value="85" calcext:value-type="float">
            <text:p>85</text:p>
          </table:table-cell>
          <table:table-cell table:formula="of:=MAX([.$B2:.$G2])" office:value-type="float" office:value="85" calcext:value-type="float">
            <text:p>85</text:p>
          </table:table-cell>
          <table:table-cell table:formula="of:=MAX([.$B2:.$G2])" office:value-type="float" office:value="85" calcext:value-type="float">
            <text:p>85</text:p>
          </table:table-cell>
          <table:table-cell table:formula="of:=MAX([.$B2:.$G2])" office:value-type="float" office:value="85" calcext:value-type="float">
            <text:p>85</text:p>
          </table:table-cell>
          <table:table-cell table:formula="of:=MAX([.$B2:.$G2]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B$2]/[.B$3]*[.$A6]" office:value-type="float" office:value="4.27033492822967" calcext:value-type="float">
            <text:p>4.2703349282</text:p>
          </table:table-cell>
          <table:table-cell table:formula="of:=[.C$2]/[.C$3]*[.$A6]" office:value-type="float" office:value="3.51674641148325" calcext:value-type="float">
            <text:p>3.5167464115</text:p>
          </table:table-cell>
          <table:table-cell table:formula="of:=[.D$2]/[.D$3]*[.$A6]" office:value-type="float" office:value="3.51674641148325" calcext:value-type="float">
            <text:p>3.5167464115</text:p>
          </table:table-cell>
          <table:table-cell table:formula="of:=[.E$2]/[.E$3]*[.$A6]" office:value-type="float" office:value="3.51674641148325" calcext:value-type="float">
            <text:p>3.5167464115</text:p>
          </table:table-cell>
          <table:table-cell table:formula="of:=[.F$2]/[.F$3]*[.$A6]" office:value-type="float" office:value="3.51674641148325" calcext:value-type="float">
            <text:p>3.5167464115</text:p>
          </table:table-cell>
          <table:table-cell table:formula="of:=[.G$2]/[.G$3]*[.$A6]" office:value-type="float" office:value="2.66267942583732" calcext:value-type="float">
            <text:p>2.6626794258</text:p>
          </table:table-cell>
        </table:table-row>
        <table:table-row table:style-name="ro1">
          <table:table-cell/>
          <table:table-cell table:formula="of:=ROUND([.B6];0)" office:value-type="float" office:value="4" calcext:value-type="float">
            <text:p>4</text:p>
          </table:table-cell>
          <table:table-cell table:formula="of:=ROUND([.C6];0)" office:value-type="float" office:value="4" calcext:value-type="float">
            <text:p>4</text:p>
          </table:table-cell>
          <table:table-cell table:formula="of:=ROUND([.D6];0)" office:value-type="float" office:value="4" calcext:value-type="float">
            <text:p>4</text:p>
          </table:table-cell>
          <table:table-cell table:formula="of:=ROUND([.E6];0)" office:value-type="float" office:value="4" calcext:value-type="float">
            <text:p>4</text:p>
          </table:table-cell>
          <table:table-cell table:formula="of:=ROUND([.F6];0)" office:value-type="float" office:value="4" calcext:value-type="float">
            <text:p>4</text:p>
          </table:table-cell>
          <table:table-cell table:formula="of:=ROUND([.G6]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/Max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-[.B4]" office:value-type="float" office:value="32" calcext:value-type="float">
            <text:p>32</text:p>
          </table:table-cell>
          <table:table-cell table:formula="of:=[.C2]-[.C4]" office:value-type="float" office:value="17" calcext:value-type="float">
            <text:p>17</text:p>
          </table:table-cell>
          <table:table-cell table:formula="of:=[.D2]-[.D4]" office:value-type="float" office:value="17" calcext:value-type="float">
            <text:p>17</text:p>
          </table:table-cell>
          <table:table-cell table:formula="of:=[.E2]-[.E4]" office:value-type="float" office:value="17" calcext:value-type="float">
            <text:p>17</text:p>
          </table:table-cell>
          <table:table-cell table:formula="of:=[.F2]-[.F4]" office:value-type="float" office:value="17" calcext:value-type="float">
            <text:p>17</text:p>
          </table:table-cell>
          <table:table-cell table:formula="of:=[.G2]-[.G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9]/([.B5]-[.B4])" office:value-type="float" office:value="1" calcext:value-type="float">
            <text:p>1</text:p>
          </table:table-cell>
          <table:table-cell table:formula="of:=[.C9]/([.C5]-[.C4])" office:value-type="float" office:value="0.53125" calcext:value-type="float">
            <text:p>0.53125</text:p>
          </table:table-cell>
          <table:table-cell table:formula="of:=[.D9]/([.D5]-[.D4])" office:value-type="float" office:value="0.53125" calcext:value-type="float">
            <text:p>0.53125</text:p>
          </table:table-cell>
          <table:table-cell table:formula="of:=[.E9]/([.E5]-[.E4])" office:value-type="float" office:value="0.53125" calcext:value-type="float">
            <text:p>0.53125</text:p>
          </table:table-cell>
          <table:table-cell table:formula="of:=[.F9]/([.F5]-[.F4])" office:value-type="float" office:value="0.53125" calcext:value-type="float">
            <text:p>0.53125</text:p>
          </table:table-cell>
          <table:table-cell table:formula="of:=[.G9]/([.G5]-[.G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$A9]+([.$A10]-[.$A9])*[.B10]" office:value-type="float" office:value="6" calcext:value-type="float">
            <text:p>6</text:p>
          </table:table-cell>
          <table:table-cell table:formula="of:=[.$A9]+([.$A10]-[.$A9])*[.C10]" office:value-type="float" office:value="4.125" calcext:value-type="float">
            <text:p>4.125</text:p>
          </table:table-cell>
          <table:table-cell table:formula="of:=[.$A9]+([.$A10]-[.$A9])*[.D10]" office:value-type="float" office:value="4.125" calcext:value-type="float">
            <text:p>4.125</text:p>
          </table:table-cell>
          <table:table-cell table:formula="of:=[.$A9]+([.$A10]-[.$A9])*[.E10]" office:value-type="float" office:value="4.125" calcext:value-type="float">
            <text:p>4.125</text:p>
          </table:table-cell>
          <table:table-cell table:formula="of:=[.$A9]+([.$A10]-[.$A9])*[.F10]" office:value-type="float" office:value="4.125" calcext:value-type="float">
            <text:p>4.125</text:p>
          </table:table-cell>
          <table:table-cell table:formula="of:=[.$A9]+([.$A10]-[.$A9])*[.G10]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ROUND([.B11])" office:value-type="float" office:value="6" calcext:value-type="float">
            <text:p>6</text:p>
          </table:table-cell>
          <table:table-cell table:formula="of:=ROUND([.C11])" office:value-type="float" office:value="4" calcext:value-type="float">
            <text:p>4</text:p>
          </table:table-cell>
          <table:table-cell table:formula="of:=ROUND([.D11])" office:value-type="float" office:value="4" calcext:value-type="float">
            <text:p>4</text:p>
          </table:table-cell>
          <table:table-cell table:formula="of:=ROUND([.E11])" office:value-type="float" office:value="4" calcext:value-type="float">
            <text:p>4</text:p>
          </table:table-cell>
          <table:table-cell table:formula="of:=ROUND([.F11])" office:value-type="float" office:value="4" calcext:value-type="float">
            <text:p>4</text:p>
          </table:table-cell>
          <table:table-cell table:formula="of:=ROUND([.G11])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ffence</text:p>
          </table:table-cell>
          <table:table-cell office:value-type="string" calcext:value-type="string">
            <text:p>2002-2003</text:p>
          </table:table-cell>
          <table:table-cell office:value-type="string" calcext:value-type="string">
            <text:p>2004-2005</text:p>
          </table:table-cell>
          <table:table-cell office:value-type="string" calcext:value-type="string">
            <text:p>2006-2007</text:p>
          </table:table-cell>
          <table:table-cell office:value-type="string" calcext:value-type="string">
            <text:p>2008-2009</text:p>
          </table:table-cell>
          <table:table-cell office:value-type="string" calcext:value-type="string">
            <text:p>2010-2011</text:p>
          </table:table-cell>
          <table:table-cell office:value-type="string" calcext:value-type="string">
            <text:p>2012-2013</text:p>
          </table:table-cell>
        </table:table-row>
        <table:table-row table:style-name="ro1">
          <table:table-cell office:value-type="string" calcext:value-type="string">
            <text:p>Larceny Motor Vehicle</text:p>
          </table:table-cell>
          <table:table-cell office:value-type="float" office:value="21472" calcext:value-type="float">
            <text:p>21472</text:p>
          </table:table-cell>
          <table:table-cell office:value-type="float" office:value="19587" calcext:value-type="float">
            <text:p>19587</text:p>
          </table:table-cell>
          <table:table-cell table:formula="of:=8062+8062" office:value-type="float" office:value="16124" calcext:value-type="float">
            <text:p>16124</text:p>
          </table:table-cell>
          <table:table-cell table:formula="of:=5267+8062" office:value-type="float" office:value="13329" calcext:value-type="float">
            <text:p>13329</text:p>
          </table:table-cell>
          <table:table-cell office:value-type="float" office:value="9770" calcext:value-type="float">
            <text:p>9770</text:p>
          </table:table-cell>
          <table:table-cell office:value-type="float" office:value="8798" calcext:value-type="float">
            <text:p>879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$B15:.$G15])" office:value-type="float" office:value="14846.6666666667" calcext:value-type="float">
            <text:p>14846.6666666667</text:p>
          </table:table-cell>
          <table:table-cell table:formula="of:=AVERAGE([.$B15:.$G15])" office:value-type="float" office:value="14846.6666666667" calcext:value-type="float">
            <text:p>14846.6666666667</text:p>
          </table:table-cell>
          <table:table-cell table:formula="of:=AVERAGE([.$B15:.$G15])" office:value-type="float" office:value="14846.6666666667" calcext:value-type="float">
            <text:p>14846.6666666667</text:p>
          </table:table-cell>
          <table:table-cell table:formula="of:=AVERAGE([.$B15:.$G15])" office:value-type="float" office:value="14846.6666666667" calcext:value-type="float">
            <text:p>14846.6666666667</text:p>
          </table:table-cell>
          <table:table-cell table:formula="of:=AVERAGE([.$B15:.$G15])" office:value-type="float" office:value="14846.6666666667" calcext:value-type="float">
            <text:p>14846.6666666667</text:p>
          </table:table-cell>
          <table:table-cell table:formula="of:=AVERAGE([.$B15:.$G15])" office:value-type="float" office:value="14846.6666666667" calcext:value-type="float">
            <text:p>14846.666666666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$B15:.$G15])" office:value-type="float" office:value="8798" calcext:value-type="float">
            <text:p>8798</text:p>
          </table:table-cell>
          <table:table-cell table:formula="of:=MIN([.$B15:.$G15])" office:value-type="float" office:value="8798" calcext:value-type="float">
            <text:p>8798</text:p>
          </table:table-cell>
          <table:table-cell table:formula="of:=MIN([.$B15:.$G15])" office:value-type="float" office:value="8798" calcext:value-type="float">
            <text:p>8798</text:p>
          </table:table-cell>
          <table:table-cell table:formula="of:=MIN([.$B15:.$G15])" office:value-type="float" office:value="8798" calcext:value-type="float">
            <text:p>8798</text:p>
          </table:table-cell>
          <table:table-cell table:formula="of:=MIN([.$B15:.$G15])" office:value-type="float" office:value="8798" calcext:value-type="float">
            <text:p>8798</text:p>
          </table:table-cell>
          <table:table-cell table:formula="of:=MIN([.$B15:.$G15])" office:value-type="float" office:value="8798" calcext:value-type="float">
            <text:p>879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$B15:.$G15])" office:value-type="float" office:value="21472" calcext:value-type="float">
            <text:p>21472</text:p>
          </table:table-cell>
          <table:table-cell table:formula="of:=MAX([.$B15:.$G15])" office:value-type="float" office:value="21472" calcext:value-type="float">
            <text:p>21472</text:p>
          </table:table-cell>
          <table:table-cell table:formula="of:=MAX([.$B15:.$G15])" office:value-type="float" office:value="21472" calcext:value-type="float">
            <text:p>21472</text:p>
          </table:table-cell>
          <table:table-cell table:formula="of:=MAX([.$B15:.$G15])" office:value-type="float" office:value="21472" calcext:value-type="float">
            <text:p>21472</text:p>
          </table:table-cell>
          <table:table-cell table:formula="of:=MAX([.$B15:.$G15])" office:value-type="float" office:value="21472" calcext:value-type="float">
            <text:p>21472</text:p>
          </table:table-cell>
          <table:table-cell table:formula="of:=MAX([.$B15:.$G15])" office:value-type="float" office:value="21472" calcext:value-type="float">
            <text:p>2147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B$2]/[.B$3]*[.$A19]" office:value-type="float" office:value="4.27033492822967" calcext:value-type="float">
            <text:p>4.2703349282</text:p>
          </table:table-cell>
          <table:table-cell table:formula="of:=[.C$2]/[.C$3]*[.$A19]" office:value-type="float" office:value="3.51674641148325" calcext:value-type="float">
            <text:p>3.5167464115</text:p>
          </table:table-cell>
          <table:table-cell table:formula="of:=[.D$2]/[.D$3]*[.$A19]" office:value-type="float" office:value="3.51674641148325" calcext:value-type="float">
            <text:p>3.5167464115</text:p>
          </table:table-cell>
          <table:table-cell table:formula="of:=[.E$2]/[.E$3]*[.$A19]" office:value-type="float" office:value="3.51674641148325" calcext:value-type="float">
            <text:p>3.5167464115</text:p>
          </table:table-cell>
          <table:table-cell table:formula="of:=[.F$2]/[.F$3]*[.$A19]" office:value-type="float" office:value="3.51674641148325" calcext:value-type="float">
            <text:p>3.5167464115</text:p>
          </table:table-cell>
          <table:table-cell table:formula="of:=[.G$2]/[.G$3]*[.$A19]" office:value-type="float" office:value="2.66267942583732" calcext:value-type="float">
            <text:p>2.6626794258</text:p>
          </table:table-cell>
        </table:table-row>
        <table:table-row table:style-name="ro1">
          <table:table-cell/>
          <table:table-cell table:formula="of:=ROUND([.B19];0)" office:value-type="float" office:value="4" calcext:value-type="float">
            <text:p>4</text:p>
          </table:table-cell>
          <table:table-cell table:formula="of:=ROUND([.C19];0)" office:value-type="float" office:value="4" calcext:value-type="float">
            <text:p>4</text:p>
          </table:table-cell>
          <table:table-cell table:formula="of:=ROUND([.D19];0)" office:value-type="float" office:value="4" calcext:value-type="float">
            <text:p>4</text:p>
          </table:table-cell>
          <table:table-cell table:formula="of:=ROUND([.E19];0)" office:value-type="float" office:value="4" calcext:value-type="float">
            <text:p>4</text:p>
          </table:table-cell>
          <table:table-cell table:formula="of:=ROUND([.F19];0)" office:value-type="float" office:value="4" calcext:value-type="float">
            <text:p>4</text:p>
          </table:table-cell>
          <table:table-cell table:formula="of:=ROUND([.G19]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/Max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5]-[.B17]" office:value-type="float" office:value="12674" calcext:value-type="float">
            <text:p>12674</text:p>
          </table:table-cell>
          <table:table-cell table:formula="of:=[.C15]-[.C17]" office:value-type="float" office:value="10789" calcext:value-type="float">
            <text:p>10789</text:p>
          </table:table-cell>
          <table:table-cell table:formula="of:=[.D15]-[.D17]" office:value-type="float" office:value="7326" calcext:value-type="float">
            <text:p>7326</text:p>
          </table:table-cell>
          <table:table-cell table:formula="of:=[.E15]-[.E17]" office:value-type="float" office:value="4531" calcext:value-type="float">
            <text:p>4531</text:p>
          </table:table-cell>
          <table:table-cell table:formula="of:=[.F15]-[.F17]" office:value-type="float" office:value="972" calcext:value-type="float">
            <text:p>972</text:p>
          </table:table-cell>
          <table:table-cell table:formula="of:=[.G15]-[.G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2]/([.B18]-[.B17])" office:value-type="float" office:value="1" calcext:value-type="float">
            <text:p>1</text:p>
          </table:table-cell>
          <table:table-cell table:formula="of:=[.C22]/([.C18]-[.C17])" office:value-type="float" office:value="0.851270317184788" calcext:value-type="float">
            <text:p>0.8512703172</text:p>
          </table:table-cell>
          <table:table-cell table:formula="of:=[.D22]/([.D18]-[.D17])" office:value-type="float" office:value="0.578033769922676" calcext:value-type="float">
            <text:p>0.5780337699</text:p>
          </table:table-cell>
          <table:table-cell table:formula="of:=[.E22]/([.E18]-[.E17])" office:value-type="float" office:value="0.357503550575982" calcext:value-type="float">
            <text:p>0.3575035506</text:p>
          </table:table-cell>
          <table:table-cell table:formula="of:=[.F22]/([.F18]-[.F17])" office:value-type="float" office:value="0.0766924412182421" calcext:value-type="float">
            <text:p>0.0766924412</text:p>
          </table:table-cell>
          <table:table-cell table:formula="of:=[.G22]/([.G18]-[.G1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$A22]+([.$A23]-[.$A22])*[.B23]" office:value-type="float" office:value="6" calcext:value-type="float">
            <text:p>6</text:p>
          </table:table-cell>
          <table:table-cell table:formula="of:=[.$A22]+([.$A23]-[.$A22])*[.C23]" office:value-type="float" office:value="5.40508126873915" calcext:value-type="float">
            <text:p>5.4050812687</text:p>
          </table:table-cell>
          <table:table-cell table:formula="of:=[.$A22]+([.$A23]-[.$A22])*[.D23]" office:value-type="float" office:value="4.31213507969071" calcext:value-type="float">
            <text:p>4.3121350797</text:p>
          </table:table-cell>
          <table:table-cell table:formula="of:=[.$A22]+([.$A23]-[.$A22])*[.E23]" office:value-type="float" office:value="3.43001420230393" calcext:value-type="float">
            <text:p>3.4300142023</text:p>
          </table:table-cell>
          <table:table-cell table:formula="of:=[.$A22]+([.$A23]-[.$A22])*[.F23]" office:value-type="float" office:value="2.30676976487297" calcext:value-type="float">
            <text:p>2.3067697649</text:p>
          </table:table-cell>
          <table:table-cell table:formula="of:=[.$A22]+([.$A23]-[.$A22])*[.G23]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ROUND([.B24])" office:value-type="float" office:value="6" calcext:value-type="float">
            <text:p>6</text:p>
          </table:table-cell>
          <table:table-cell table:formula="of:=ROUND([.C24])" office:value-type="float" office:value="5" calcext:value-type="float">
            <text:p>5</text:p>
          </table:table-cell>
          <table:table-cell table:formula="of:=ROUND([.D24])" office:value-type="float" office:value="4" calcext:value-type="float">
            <text:p>4</text:p>
          </table:table-cell>
          <table:table-cell table:formula="of:=ROUND([.E24])" office:value-type="float" office:value="3" calcext:value-type="float">
            <text:p>3</text:p>
          </table:table-cell>
          <table:table-cell table:formula="of:=ROUND([.F24])" office:value-type="float" office:value="2" calcext:value-type="float">
            <text:p>2</text:p>
          </table:table-cell>
          <table:table-cell table:formula="of:=ROUND([.G2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$A26]&gt;=[.B$25];&quot;WIN&quot;;&quot;LOSE&quot;)" office:value-type="string" office:string-value="WIN" calcext:value-type="string">
            <text:p>WIN</text:p>
          </table:table-cell>
          <table:table-cell table:formula="of:=IF([.$A26]&gt;=[.C$25];&quot;WIN&quot;;&quot;LOSE&quot;)" office:value-type="string" office:string-value="WIN" calcext:value-type="string">
            <text:p>WIN</text:p>
          </table:table-cell>
          <table:table-cell table:formula="of:=IF([.$A26]&gt;=[.D$25];&quot;WIN&quot;;&quot;LOSE&quot;)" office:value-type="string" office:string-value="WIN" calcext:value-type="string">
            <text:p>WIN</text:p>
          </table:table-cell>
          <table:table-cell table:formula="of:=IF([.$A26]&gt;=[.E$25];&quot;WIN&quot;;&quot;LOSE&quot;)" office:value-type="string" office:string-value="WIN" calcext:value-type="string">
            <text:p>WIN</text:p>
          </table:table-cell>
          <table:table-cell table:formula="of:=IF([.$A26]&gt;=[.F$25];&quot;WIN&quot;;&quot;LOSE&quot;)" office:value-type="string" office:string-value="WIN" calcext:value-type="string">
            <text:p>WIN</text:p>
          </table:table-cell>
          <table:table-cell table:formula="of:=IF([.$A26]&gt;=[.G$25];&quot;WIN&quot;;&quot;LOSE&quot;)" office:value-type="string" office:string-value="WIN" calcext:value-type="string">
            <text:p>W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$A27]&gt;=[.B$25];&quot;WIN&quot;;&quot;LOSE&quot;)" office:value-type="string" office:string-value="LOSE" calcext:value-type="string">
            <text:p>LOSE</text:p>
          </table:table-cell>
          <table:table-cell table:formula="of:=IF([.$A27]&gt;=[.C$25];&quot;WIN&quot;;&quot;LOSE&quot;)" office:value-type="string" office:string-value="WIN" calcext:value-type="string">
            <text:p>WIN</text:p>
          </table:table-cell>
          <table:table-cell table:formula="of:=IF([.$A27]&gt;=[.D$25];&quot;WIN&quot;;&quot;LOSE&quot;)" office:value-type="string" office:string-value="WIN" calcext:value-type="string">
            <text:p>WIN</text:p>
          </table:table-cell>
          <table:table-cell table:formula="of:=IF([.$A27]&gt;=[.E$25];&quot;WIN&quot;;&quot;LOSE&quot;)" office:value-type="string" office:string-value="WIN" calcext:value-type="string">
            <text:p>WIN</text:p>
          </table:table-cell>
          <table:table-cell table:formula="of:=IF([.$A27]&gt;=[.F$25];&quot;WIN&quot;;&quot;LOSE&quot;)" office:value-type="string" office:string-value="WIN" calcext:value-type="string">
            <text:p>WIN</text:p>
          </table:table-cell>
          <table:table-cell table:formula="of:=IF([.$A27]&gt;=[.G$25];&quot;WIN&quot;;&quot;LOSE&quot;)" office:value-type="string" office:string-value="WIN" calcext:value-type="string">
            <text:p>W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$A28]&gt;=[.B$25];&quot;WIN&quot;;&quot;LOSE&quot;)" office:value-type="string" office:string-value="LOSE" calcext:value-type="string">
            <text:p>LOSE</text:p>
          </table:table-cell>
          <table:table-cell table:formula="of:=IF([.$A28]&gt;=[.C$25];&quot;WIN&quot;;&quot;LOSE&quot;)" office:value-type="string" office:string-value="LOSE" calcext:value-type="string">
            <text:p>LOSE</text:p>
          </table:table-cell>
          <table:table-cell table:formula="of:=IF([.$A28]&gt;=[.D$25];&quot;WIN&quot;;&quot;LOSE&quot;)" office:value-type="string" office:string-value="WIN" calcext:value-type="string">
            <text:p>WIN</text:p>
          </table:table-cell>
          <table:table-cell table:formula="of:=IF([.$A28]&gt;=[.E$25];&quot;WIN&quot;;&quot;LOSE&quot;)" office:value-type="string" office:string-value="WIN" calcext:value-type="string">
            <text:p>WIN</text:p>
          </table:table-cell>
          <table:table-cell table:formula="of:=IF([.$A28]&gt;=[.F$25];&quot;WIN&quot;;&quot;LOSE&quot;)" office:value-type="string" office:string-value="WIN" calcext:value-type="string">
            <text:p>WIN</text:p>
          </table:table-cell>
          <table:table-cell table:formula="of:=IF([.$A28]&gt;=[.G$25];&quot;WIN&quot;;&quot;LOSE&quot;)" office:value-type="string" office:string-value="WIN" calcext:value-type="string">
            <text:p>W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$A29]&gt;=[.B$25];&quot;WIN&quot;;&quot;LOSE&quot;)" office:value-type="string" office:string-value="LOSE" calcext:value-type="string">
            <text:p>LOSE</text:p>
          </table:table-cell>
          <table:table-cell table:formula="of:=IF([.$A29]&gt;=[.C$25];&quot;WIN&quot;;&quot;LOSE&quot;)" office:value-type="string" office:string-value="LOSE" calcext:value-type="string">
            <text:p>LOSE</text:p>
          </table:table-cell>
          <table:table-cell table:formula="of:=IF([.$A29]&gt;=[.D$25];&quot;WIN&quot;;&quot;LOSE&quot;)" office:value-type="string" office:string-value="LOSE" calcext:value-type="string">
            <text:p>LOSE</text:p>
          </table:table-cell>
          <table:table-cell table:formula="of:=IF([.$A29]&gt;=[.E$25];&quot;WIN&quot;;&quot;LOSE&quot;)" office:value-type="string" office:string-value="WIN" calcext:value-type="string">
            <text:p>WIN</text:p>
          </table:table-cell>
          <table:table-cell table:formula="of:=IF([.$A29]&gt;=[.F$25];&quot;WIN&quot;;&quot;LOSE&quot;)" office:value-type="string" office:string-value="WIN" calcext:value-type="string">
            <text:p>WIN</text:p>
          </table:table-cell>
          <table:table-cell table:formula="of:=IF([.$A29]&gt;=[.G$25];&quot;WIN&quot;;&quot;LOSE&quot;)" office:value-type="string" office:string-value="WIN" calcext:value-type="string">
            <text:p>W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$A30]&gt;=[.B$25];&quot;WIN&quot;;&quot;LOSE&quot;)" office:value-type="string" office:string-value="LOSE" calcext:value-type="string">
            <text:p>LOSE</text:p>
          </table:table-cell>
          <table:table-cell table:formula="of:=IF([.$A30]&gt;=[.C$25];&quot;WIN&quot;;&quot;LOSE&quot;)" office:value-type="string" office:string-value="LOSE" calcext:value-type="string">
            <text:p>LOSE</text:p>
          </table:table-cell>
          <table:table-cell table:formula="of:=IF([.$A30]&gt;=[.D$25];&quot;WIN&quot;;&quot;LOSE&quot;)" office:value-type="string" office:string-value="LOSE" calcext:value-type="string">
            <text:p>LOSE</text:p>
          </table:table-cell>
          <table:table-cell table:formula="of:=IF([.$A30]&gt;=[.E$25];&quot;WIN&quot;;&quot;LOSE&quot;)" office:value-type="string" office:string-value="LOSE" calcext:value-type="string">
            <text:p>LOSE</text:p>
          </table:table-cell>
          <table:table-cell table:formula="of:=IF([.$A30]&gt;=[.F$25];&quot;WIN&quot;;&quot;LOSE&quot;)" office:value-type="string" office:string-value="WIN" calcext:value-type="string">
            <text:p>WIN</text:p>
          </table:table-cell>
          <table:table-cell table:formula="of:=IF([.$A30]&gt;=[.G$25];&quot;WIN&quot;;&quot;LOSE&quot;)" office:value-type="string" office:string-value="WIN" calcext:value-type="string">
            <text:p>W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$A31]&gt;=[.B$25];&quot;WIN&quot;;&quot;LOSE&quot;)" office:value-type="string" office:string-value="LOSE" calcext:value-type="string">
            <text:p>LOSE</text:p>
          </table:table-cell>
          <table:table-cell table:formula="of:=IF([.$A31]&gt;=[.C$25];&quot;WIN&quot;;&quot;LOSE&quot;)" office:value-type="string" office:string-value="LOSE" calcext:value-type="string">
            <text:p>LOSE</text:p>
          </table:table-cell>
          <table:table-cell table:formula="of:=IF([.$A31]&gt;=[.D$25];&quot;WIN&quot;;&quot;LOSE&quot;)" office:value-type="string" office:string-value="LOSE" calcext:value-type="string">
            <text:p>LOSE</text:p>
          </table:table-cell>
          <table:table-cell table:formula="of:=IF([.$A31]&gt;=[.E$25];&quot;WIN&quot;;&quot;LOSE&quot;)" office:value-type="string" office:string-value="LOSE" calcext:value-type="string">
            <text:p>LOSE</text:p>
          </table:table-cell>
          <table:table-cell table:formula="of:=IF([.$A31]&gt;=[.F$25];&quot;WIN&quot;;&quot;LOSE&quot;)" office:value-type="string" office:string-value="LOSE" calcext:value-type="string">
            <text:p>LOSE</text:p>
          </table:table-cell>
          <table:table-cell table:formula="of:=IF([.$A31]&gt;=[.G$25];&quot;WIN&quot;;&quot;LOSE&quot;)" office:value-type="string" office:string-value="LOSE" calcext:value-type="string">
            <text:p>LOS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ber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1244" calcext:value-type="float">
            <text:p>11244</text:p>
          </table:table-cell>
          <table:table-cell/>
          <table:table-cell table:style-name="ce1" table:formula="of:=IF(ISBLANK([.C34]);&quot;&quot;;[.B34])">
            <text:p/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228" calcext:value-type="float">
            <text:p>10228</text:p>
          </table:table-cell>
          <table:table-cell office:value-type="float" office:value="1" calcext:value-type="float">
            <text:p>1</text:p>
          </table:table-cell>
          <table:table-cell table:style-name="ce1" table:formula="of:=IF(ISBLANK([.C35]);&quot;&quot;;[.B35])" office:value-type="float" office:value="10228" calcext:value-type="float">
            <text:p>10228</text:p>
          </table:table-cell>
          <table:table-cell table:formula="of:=TRUNC(([.D35]-[.D$48])/([.D$47]-[.D$48])*4+2)" office:value-type="float" office:value="6" calcext:value-type="float">
            <text:p>6</text:p>
          </table:table-cell>
          <table:table-cell table:formula="of:=&quot;If you throw &quot; &amp; [.C35] &amp;&quot; your year is &quot; &amp; [.A35] &amp; &quot; and you must throw &quot; &amp; [.E35] &amp; &quot; or more to escape the snake.&quot;" office:value-type="string" office:string-value="If you throw 1 your year is 2003 and you must throw 6 or more to escape the snake." calcext:value-type="string">
            <text:p>If you throw 1 your year is 2003 and you must throw 6 or more to escape the snake.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547" calcext:value-type="float">
            <text:p>10547</text:p>
          </table:table-cell>
          <table:table-cell/>
          <table:table-cell table:style-name="ce1" table:formula="of:=IF(ISBLANK([.C36]);&quot;&quot;;[.B36])">
            <text:p/>
          </table:table-cell>
          <table:table-cell table:number-columns-repeated="3"/>
        </table:table-row>
        <table:table-row table:style-name="ro1">
          <table:table-cell table:formula="of:=[.A36]+1" office:value-type="float" office:value="2005" calcext:value-type="float">
            <text:p>2005</text:p>
          </table:table-cell>
          <table:table-cell office:value-type="float" office:value="9040" calcext:value-type="float">
            <text:p>9040</text:p>
          </table:table-cell>
          <table:table-cell office:value-type="float" office:value="2" calcext:value-type="float">
            <text:p>2</text:p>
          </table:table-cell>
          <table:table-cell table:style-name="ce1" table:formula="of:=IF(ISBLANK([.C37]);&quot;&quot;;[.B37])" office:value-type="float" office:value="9040" calcext:value-type="float">
            <text:p>9040</text:p>
          </table:table-cell>
          <table:table-cell table:formula="of:=TRUNC(([.D37]-[.D$48])/([.D$47]-[.D$48])*4+2)" office:value-type="float" office:value="5" calcext:value-type="float">
            <text:p>5</text:p>
          </table:table-cell>
          <table:table-cell table:formula="of:=&quot;If you throw &quot; &amp; [.C37] &amp;&quot; your year is &quot; &amp; [.A37] &amp; &quot; and you must throw &quot; &amp; [.E37] &amp; &quot; or more to escape the snake.&quot;" office:value-type="string" office:string-value="If you throw 2 your year is 2005 and you must throw 5 or more to escape the snake." calcext:value-type="string">
            <text:p>If you throw 2 your year is 2005 and you must throw 5 or more to escape the snake.</text:p>
          </table:table-cell>
          <table:table-cell/>
        </table:table-row>
        <table:table-row table:style-name="ro1">
          <table:table-cell table:formula="of:=[.A37]+1" office:value-type="float" office:value="2006" calcext:value-type="float">
            <text:p>2006</text:p>
          </table:table-cell>
          <table:table-cell office:value-type="float" office:value="8062" calcext:value-type="float">
            <text:p>8062</text:p>
          </table:table-cell>
          <table:table-cell/>
          <table:table-cell table:style-name="ce1" table:formula="of:=IF(ISBLANK([.C38]);&quot;&quot;;[.B38])">
            <text:p/>
          </table:table-cell>
          <table:table-cell table:number-columns-repeated="3"/>
        </table:table-row>
        <table:table-row table:style-name="ro1">
          <table:table-cell table:formula="of:=[.A38]+1" office:value-type="float" office:value="2007" calcext:value-type="float">
            <text:p>2007</text:p>
          </table:table-cell>
          <table:table-cell office:value-type="float" office:value="7846" calcext:value-type="float">
            <text:p>7846</text:p>
          </table:table-cell>
          <table:table-cell office:value-type="float" office:value="3" calcext:value-type="float">
            <text:p>3</text:p>
          </table:table-cell>
          <table:table-cell table:style-name="ce1" table:formula="of:=IF(ISBLANK([.C39]);&quot;&quot;;[.B39])" office:value-type="float" office:value="7846" calcext:value-type="float">
            <text:p>7846</text:p>
          </table:table-cell>
          <table:table-cell table:formula="of:=TRUNC(([.D39]-[.D$48])/([.D$47]-[.D$48])*4+2)" office:value-type="float" office:value="4" calcext:value-type="float">
            <text:p>4</text:p>
          </table:table-cell>
          <table:table-cell table:formula="of:=&quot;If you throw &quot; &amp; [.C39] &amp;&quot; your year is &quot; &amp; [.A39] &amp; &quot; and you must throw &quot; &amp; [.E39] &amp; &quot; or more to escape the snake.&quot;" office:value-type="string" office:string-value="If you throw 3 your year is 2007 and you must throw 4 or more to escape the snake." calcext:value-type="string">
            <text:p>If you throw 3 your year is 2007 and you must throw 4 or more to escape the snake.</text:p>
          </table:table-cell>
          <table:table-cell/>
        </table:table-row>
        <table:table-row table:style-name="ro1">
          <table:table-cell table:formula="of:=[.A39]+1" office:value-type="float" office:value="2008" calcext:value-type="float">
            <text:p>2008</text:p>
          </table:table-cell>
          <table:table-cell office:value-type="float" office:value="6348" calcext:value-type="float">
            <text:p>6348</text:p>
          </table:table-cell>
          <table:table-cell/>
          <table:table-cell table:style-name="ce1" table:formula="of:=IF(ISBLANK([.C40]);&quot;&quot;;[.B40])">
            <text:p/>
          </table:table-cell>
          <table:table-cell table:number-columns-repeated="3"/>
        </table:table-row>
        <table:table-row table:style-name="ro1">
          <table:table-cell table:formula="of:=[.A40]+1" office:value-type="float" office:value="2009" calcext:value-type="float">
            <text:p>2009</text:p>
          </table:table-cell>
          <table:table-cell office:value-type="float" office:value="5267" calcext:value-type="float">
            <text:p>5267</text:p>
          </table:table-cell>
          <table:table-cell office:value-type="float" office:value="4" calcext:value-type="float">
            <text:p>4</text:p>
          </table:table-cell>
          <table:table-cell table:style-name="ce1" table:formula="of:=IF(ISBLANK([.C41]);&quot;&quot;;[.B41])" office:value-type="float" office:value="5267" calcext:value-type="float">
            <text:p>5267</text:p>
          </table:table-cell>
          <table:table-cell table:formula="of:=TRUNC(([.D41]-[.D$48])/([.D$47]-[.D$48])*4+2)" office:value-type="float" office:value="2" calcext:value-type="float">
            <text:p>2</text:p>
          </table:table-cell>
          <table:table-cell table:formula="of:=&quot;If you throw &quot; &amp; [.C41] &amp;&quot; your year is &quot; &amp; [.A41] &amp; &quot; and you must throw &quot; &amp; [.E41] &amp; &quot; or more to escape the snake.&quot;" office:value-type="string" office:string-value="If you throw 4 your year is 2009 and you must throw 2 or more to escape the snake." calcext:value-type="string">
            <text:p>If you throw 4 your year is 2009 and you must throw 2 or more to escape the snake.</text:p>
          </table:table-cell>
          <table:table-cell/>
        </table:table-row>
        <table:table-row table:style-name="ro1">
          <table:table-cell table:formula="of:=[.A41]+1" office:value-type="float" office:value="2010" calcext:value-type="float">
            <text:p>2010</text:p>
          </table:table-cell>
          <table:table-cell office:value-type="float" office:value="4868" calcext:value-type="float">
            <text:p>4868</text:p>
          </table:table-cell>
          <table:table-cell/>
          <table:table-cell table:style-name="ce1" table:formula="of:=IF(ISBLANK([.C42]);&quot;&quot;;[.B42])">
            <text:p/>
          </table:table-cell>
          <table:table-cell table:number-columns-repeated="3"/>
        </table:table-row>
        <table:table-row table:style-name="ro1">
          <table:table-cell table:formula="of:=[.A42]+1" office:value-type="float" office:value="2011" calcext:value-type="float">
            <text:p>2011</text:p>
          </table:table-cell>
          <table:table-cell office:value-type="float" office:value="4902" calcext:value-type="float">
            <text:p>4902</text:p>
          </table:table-cell>
          <table:table-cell office:value-type="float" office:value="5" calcext:value-type="float">
            <text:p>5</text:p>
          </table:table-cell>
          <table:table-cell table:style-name="ce1" table:formula="of:=IF(ISBLANK([.C43]);&quot;&quot;;[.B43])" office:value-type="float" office:value="4902" calcext:value-type="float">
            <text:p>4902</text:p>
          </table:table-cell>
          <table:table-cell table:formula="of:=TRUNC(([.D43]-[.D$48])/([.D$47]-[.D$48])*4+2)" office:value-type="float" office:value="2" calcext:value-type="float">
            <text:p>2</text:p>
          </table:table-cell>
          <table:table-cell table:formula="of:=&quot;If you throw &quot; &amp; [.C43] &amp;&quot; your year is &quot; &amp; [.A43] &amp; &quot; and you must throw &quot; &amp; [.E43] &amp; &quot; or more to escape the snake.&quot;" office:value-type="string" office:string-value="If you throw 5 your year is 2011 and you must throw 2 or more to escape the snake." calcext:value-type="string">
            <text:p>If you throw 5 your year is 2011 and you must throw 2 or more to escape the snake.</text:p>
          </table:table-cell>
          <table:table-cell/>
        </table:table-row>
        <table:table-row table:style-name="ro1">
          <table:table-cell table:formula="of:=[.A43]+1" office:value-type="float" office:value="2012" calcext:value-type="float">
            <text:p>2012</text:p>
          </table:table-cell>
          <table:table-cell office:value-type="float" office:value="4818" calcext:value-type="float">
            <text:p>4818</text:p>
          </table:table-cell>
          <table:table-cell/>
          <table:table-cell table:style-name="ce1" table:formula="of:=IF(ISBLANK([.C44]);&quot;&quot;;[.B44])">
            <text:p/>
          </table:table-cell>
          <table:table-cell table:number-columns-repeated="3"/>
        </table:table-row>
        <table:table-row table:style-name="ro1">
          <table:table-cell table:formula="of:=[.A44]+1" office:value-type="float" office:value="2013" calcext:value-type="float">
            <text:p>2013</text:p>
          </table:table-cell>
          <table:table-cell office:value-type="float" office:value="3984" calcext:value-type="float">
            <text:p>3984</text:p>
          </table:table-cell>
          <table:table-cell office:value-type="float" office:value="6" calcext:value-type="float">
            <text:p>6</text:p>
          </table:table-cell>
          <table:table-cell table:style-name="ce1" table:formula="of:=IF(ISBLANK([.C45]);&quot;&quot;;[.B45])" office:value-type="float" office:value="3984" calcext:value-type="float">
            <text:p>3984</text:p>
          </table:table-cell>
          <table:table-cell table:formula="of:=TRUNC(([.D45]-[.D$48])/([.D$47]-[.D$48])*4+2)" office:value-type="float" office:value="2" calcext:value-type="float">
            <text:p>2</text:p>
          </table:table-cell>
          <table:table-cell table:formula="of:=&quot;If you throw &quot; &amp; [.C45] &amp;&quot; your year is &quot; &amp; [.A45] &amp; &quot; and you must throw &quot; &amp; [.E45] &amp; &quot; or more to escape the snake.&quot;" office:value-type="string" office:string-value="If you throw 6 your year is 2013 and you must throw 2 or more to escape the snake." calcext:value-type="string">
            <text:p>If you throw 6 your year is 2013 and you must throw 2 or more to escape the snake.</text:p>
          </table:table-cell>
          <table:table-cell/>
        </table:table-row>
        <table:table-row table:style-name="ro1">
          <table:table-cell table:formula="of:=[.A45]+1" office:value-type="float" office:value="2014" calcext:value-type="float">
            <text:p>2014</text:p>
          </table:table-cell>
          <table:table-cell table:number-columns-repeated="6"/>
        </table:table-row>
        <table:table-row table:style-name="ro2">
          <table:table-cell table:formula="of:=[.A46]+1" office:value-type="float" office:value="2015" calcext:value-type="float">
            <text:p>2015</text:p>
          </table:table-cell>
          <table:table-cell/>
          <table:table-cell office:value-type="float" office:value="6" calcext:value-type="float">
            <text:p>6</text:p>
          </table:table-cell>
          <table:table-cell table:formula="of:=MAX([.D35:.D45])" office:value-type="float" office:value="10228" calcext:value-type="float">
            <text:p>10228</text:p>
          </table:table-cell>
          <table:table-cell/>
          <table:table-cell table:formula="of:=[.F35]&amp;CHAR(10)&amp;[.F37]&amp;CHAR(10)&amp;[.F39]&amp;CHAR(10)&amp;[.F41]&amp;CHAR(10)&amp;[.F43]&amp;CHAR(10)&amp;[.F45]" office:value-type="string" office:string-value="If you throw 1 your year is 2003 and you must throw 6 or more to escape the snake.&#10;If you throw 2 your year is 2005 and you must throw 5 or more to escape the snake.&#10;If you throw 3 your year is 2007 and you must throw 4 or more to escape the snake.&#10;If you throw 4 your year is 2009 and you must throw 2 or more to escape the snake.&#10;If you throw 5 your year is 2011 and you must throw 2 or more to escape the snake.&#10;If you throw 6 your year is 2013 and you must throw 2 or more to escape the snake." calcext:value-type="string">
            <text:p>If you throw 1 your year is 2003 and you must throw 6 or more to escape the snake.</text:p>
            <text:p>If you throw 2 your year is 2005 and you must throw 5 or more to escape the snake.</text:p>
            <text:p>If you throw 3 your year is 2007 and you must throw 4 or more to escape the snake.</text:p>
            <text:p>If you throw 4 your year is 2009 and you must throw 2 or more to escape the snake.</text:p>
            <text:p>If you throw 5 your year is 2011 and you must throw 2 or more to escape the snake.</text:p>
            <text:p>If you throw 6 your year is 2013 and you must throw 2 or more to escape the snake.</text:p>
          </table:table-cell>
          <table:table-cell/>
        </table:table-row>
        <table:table-row table:style-name="ro1">
          <table:table-cell table:formula="of:=[.A47]+1" office:value-type="float" office:value="2016" calcext:value-type="float">
            <text:p>2016</text:p>
          </table:table-cell>
          <table:table-cell/>
          <table:table-cell office:value-type="float" office:value="2" calcext:value-type="float">
            <text:p>2</text:p>
          </table:table-cell>
          <table:table-cell table:formula="of:=MIN([.D35:.D45])" office:value-type="float" office:value="3984" calcext:value-type="float">
            <text:p>398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ber</text:p>
          </table:table-cell>
          <table:table-cell table:number-columns-repeated="5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" table:formula="of:=IF(ISBLANK([.C51]);&quot;&quot;;[.B51])">
            <text:p/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" table:formula="of:=IF(ISBLANK([.C52]);&quot;&quot;;[.B52])" office:value-type="float" office:value="85" calcext:value-type="float">
            <text:p>85</text:p>
          </table:table-cell>
          <table:table-cell table:formula="of:=TRUNC(([.D52]-[.D$65])/([.D$64]-[.D$65])*4+2)" office:value-type="float" office:value="4" calcext:value-type="float">
            <text:p>4</text:p>
          </table:table-cell>
          <table:table-cell table:formula="of:=&quot;If you throw &quot; &amp; [.C52] &amp;&quot; your year is &quot; &amp; [.A52] &amp; &quot; and you must throw &quot; &amp; [.E52] &amp; &quot; or more to escape the snake.&quot;" office:value-type="string" office:string-value="If you throw 1 your year is 2003 and you must throw 4 or more to escape the snake." calcext:value-type="string">
            <text:p>If you throw 1 your year is 2003 and you must throw 4 or more to escape the snake.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table:formula="of:=IF(ISBLANK([.C53]);&quot;&quot;;[.B53])">
            <text:p/>
          </table:table-cell>
          <table:table-cell table:number-columns-repeated="3"/>
        </table:table-row>
        <table:table-row table:style-name="ro1">
          <table:table-cell table:formula="of:=[.A53]+1" office:value-type="float" office:value="2005" calcext:value-type="float">
            <text:p>2005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style-name="ce1" table:formula="of:=IF(ISBLANK([.C54]);&quot;&quot;;[.B54])" office:value-type="float" office:value="99" calcext:value-type="float">
            <text:p>99</text:p>
          </table:table-cell>
          <table:table-cell table:formula="of:=TRUNC(([.D54]-[.D$65])/([.D$64]-[.D$65])*4+2)" office:value-type="float" office:value="5" calcext:value-type="float">
            <text:p>5</text:p>
          </table:table-cell>
          <table:table-cell table:formula="of:=&quot;If you throw &quot; &amp; [.C54] &amp;&quot; your year is &quot; &amp; [.A54] &amp; &quot; and you must throw &quot; &amp; [.E54] &amp; &quot; or more to escape the snake.&quot;" office:value-type="string" office:string-value="If you throw 2 your year is 2005 and you must throw 5 or more to escape the snake." calcext:value-type="string">
            <text:p>If you throw 2 your year is 2005 and you must throw 5 or more to escape the snake.</text:p>
          </table:table-cell>
          <table:table-cell/>
        </table:table-row>
        <table:table-row table:style-name="ro1">
          <table:table-cell table:formula="of:=[.A54]+1" office:value-type="float" office:value="2006" calcext:value-type="float">
            <text:p>2006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1" table:formula="of:=IF(ISBLANK([.C55]);&quot;&quot;;[.B55])">
            <text:p/>
          </table:table-cell>
          <table:table-cell table:number-columns-repeated="3"/>
        </table:table-row>
        <table:table-row table:style-name="ro1">
          <table:table-cell table:formula="of:=[.A55]+1" office:value-type="float" office:value="2007" calcext:value-type="float">
            <text:p>2007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style-name="ce1" table:formula="of:=IF(ISBLANK([.C56]);&quot;&quot;;[.B56])" office:value-type="float" office:value="88" calcext:value-type="float">
            <text:p>88</text:p>
          </table:table-cell>
          <table:table-cell table:formula="of:=TRUNC(([.D56]-[.D$65])/([.D$64]-[.D$65])*4+2)" office:value-type="float" office:value="4" calcext:value-type="float">
            <text:p>4</text:p>
          </table:table-cell>
          <table:table-cell table:formula="of:=&quot;If you throw &quot; &amp; [.C56] &amp;&quot; your year is &quot; &amp; [.A56] &amp; &quot; and you must throw &quot; &amp; [.E56] &amp; &quot; or more to escape the snake.&quot;" office:value-type="string" office:string-value="If you throw 3 your year is 2007 and you must throw 4 or more to escape the snake." calcext:value-type="string">
            <text:p>If you throw 3 your year is 2007 and you must throw 4 or more to escape the snake.</text:p>
          </table:table-cell>
          <table:table-cell/>
        </table:table-row>
        <table:table-row table:style-name="ro1">
          <table:table-cell table:formula="of:=[.A56]+1" office:value-type="float" office:value="2008" calcext:value-type="float">
            <text:p>2008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" table:formula="of:=IF(ISBLANK([.C57]);&quot;&quot;;[.B57])">
            <text:p/>
          </table:table-cell>
          <table:table-cell table:number-columns-repeated="3"/>
        </table:table-row>
        <table:table-row table:style-name="ro1">
          <table:table-cell table:formula="of:=[.A57]+1" office:value-type="float" office:value="2009" calcext:value-type="float">
            <text:p>2009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" table:formula="of:=IF(ISBLANK([.C58]);&quot;&quot;;[.B58])" office:value-type="float" office:value="105" calcext:value-type="float">
            <text:p>105</text:p>
          </table:table-cell>
          <table:table-cell table:formula="of:=TRUNC(([.D58]-[.D$65])/([.D$64]-[.D$65])*4+2)" office:value-type="float" office:value="6" calcext:value-type="float">
            <text:p>6</text:p>
          </table:table-cell>
          <table:table-cell table:formula="of:=&quot;If you throw &quot; &amp; [.C58] &amp;&quot; your year is &quot; &amp; [.A58] &amp; &quot; and you must throw &quot; &amp; [.E58] &amp; &quot; or more to escape the snake.&quot;" office:value-type="string" office:string-value="If you throw 4 your year is 2009 and you must throw 6 or more to escape the snake." calcext:value-type="string">
            <text:p>If you throw 4 your year is 2009 and you must throw 6 or more to escape the snake.</text:p>
          </table:table-cell>
          <table:table-cell/>
        </table:table-row>
        <table:table-row table:style-name="ro1">
          <table:table-cell table:formula="of:=[.A58]+1" office:value-type="float" office:value="2010" calcext:value-type="float">
            <text:p>2010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1" table:formula="of:=IF(ISBLANK([.C59]);&quot;&quot;;[.B59])">
            <text:p/>
          </table:table-cell>
          <table:table-cell table:number-columns-repeated="3"/>
        </table:table-row>
        <table:table-row table:style-name="ro1">
          <table:table-cell table:formula="of:=[.A59]+1" office:value-type="float" office:value="2011" calcext:value-type="float">
            <text:p>2011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style-name="ce1" table:formula="of:=IF(ISBLANK([.C60]);&quot;&quot;;[.B60])" office:value-type="float" office:value="76" calcext:value-type="float">
            <text:p>76</text:p>
          </table:table-cell>
          <table:table-cell table:formula="of:=TRUNC(([.D60]-[.D$65])/([.D$64]-[.D$65])*4+2)" office:value-type="float" office:value="3" calcext:value-type="float">
            <text:p>3</text:p>
          </table:table-cell>
          <table:table-cell table:formula="of:=&quot;If you throw &quot; &amp; [.C60] &amp;&quot; your year is &quot; &amp; [.A60] &amp; &quot; and you must throw &quot; &amp; [.E60] &amp; &quot; or more to escape the snake.&quot;" office:value-type="string" office:string-value="If you throw 5 your year is 2011 and you must throw 3 or more to escape the snake." calcext:value-type="string">
            <text:p>If you throw 5 your year is 2011 and you must throw 3 or more to escape the snake.</text:p>
          </table:table-cell>
          <table:table-cell/>
        </table:table-row>
        <table:table-row table:style-name="ro1">
          <table:table-cell table:formula="of:=[.A60]+1" office:value-type="float" office:value="2012" calcext:value-type="float">
            <text:p>2012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IF(ISBLANK([.C61]);&quot;&quot;;[.B61])">
            <text:p/>
          </table:table-cell>
          <table:table-cell table:number-columns-repeated="3"/>
        </table:table-row>
        <table:table-row table:style-name="ro1">
          <table:table-cell table:formula="of:=[.A61]+1" office:value-type="float" office:value="2013" calcext:value-type="float">
            <text:p>2013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style-name="ce1" table:formula="of:=IF(ISBLANK([.C62]);&quot;&quot;;[.B62])" office:value-type="float" office:value="53" calcext:value-type="float">
            <text:p>53</text:p>
          </table:table-cell>
          <table:table-cell table:formula="of:=TRUNC(([.D62]-[.D$65])/([.D$64]-[.D$65])*4+2)" office:value-type="float" office:value="2" calcext:value-type="float">
            <text:p>2</text:p>
          </table:table-cell>
          <table:table-cell table:formula="of:=&quot;If you throw &quot; &amp; [.C62] &amp;&quot; your year is &quot; &amp; [.A62] &amp; &quot; and you must throw &quot; &amp; [.E62] &amp; &quot; or more to escape the snake.&quot;" office:value-type="string" office:string-value="If you throw 6 your year is 2013 and you must throw 2 or more to escape the snake." calcext:value-type="string">
            <text:p>If you throw 6 your year is 2013 and you must throw 2 or more to escape the snake.</text:p>
          </table:table-cell>
          <table:table-cell/>
        </table:table-row>
        <table:table-row table:style-name="ro1">
          <table:table-cell table:formula="of:=[.A62]+1" office:value-type="float" office:value="2014" calcext:value-type="float">
            <text:p>2014</text:p>
          </table:table-cell>
          <table:table-cell table:number-columns-repeated="6"/>
        </table:table-row>
        <table:table-row table:style-name="ro4">
          <table:table-cell table:formula="of:=[.A63]+1" office:value-type="float" office:value="2015" calcext:value-type="float">
            <text:p>2015</text:p>
          </table:table-cell>
          <table:table-cell/>
          <table:table-cell office:value-type="float" office:value="6" calcext:value-type="float">
            <text:p>6</text:p>
          </table:table-cell>
          <table:table-cell table:formula="of:=MAX([.D52:.D62])" office:value-type="float" office:value="105" calcext:value-type="float">
            <text:p>105</text:p>
          </table:table-cell>
          <table:table-cell/>
          <table:table-cell table:formula="of:=[.F52]&amp;CHAR(10)&amp;[.F54]&amp;CHAR(10)&amp;[.F56]&amp;CHAR(10)&amp;[.F58]&amp;CHAR(10)&amp;[.F60]&amp;CHAR(10)&amp;[.F62]" office:value-type="string" office:string-value="If you throw 1 your year is 2003 and you must throw 4 or more to escape the snake.&#10;If you throw 2 your year is 2005 and you must throw 5 or more to escape the snake.&#10;If you throw 3 your year is 2007 and you must throw 4 or more to escape the snake.&#10;If you throw 4 your year is 2009 and you must throw 6 or more to escape the snake.&#10;If you throw 5 your year is 2011 and you must throw 3 or more to escape the snake.&#10;If you throw 6 your year is 2013 and you must throw 2 or more to escape the snake." calcext:value-type="string">
            <text:p>If you throw 1 your year is 2003 and you must throw 4 or more to escape the snake.</text:p>
            <text:p>If you throw 2 your year is 2005 and you must throw 5 or more to escape the snake.</text:p>
            <text:p>If you throw 3 your year is 2007 and you must throw 4 or more to escape the snake.</text:p>
            <text:p>If you throw 4 your year is 2009 and you must throw 6 or more to escape the snake.</text:p>
            <text:p>If you throw 5 your year is 2011 and you must throw 3 or more to escape the snake.</text:p>
            <text:p>If you throw 6 your year is 2013 and you must throw 2 or more to escape the snake.</text:p>
          </table:table-cell>
          <table:table-cell/>
        </table:table-row>
        <table:table-row table:style-name="ro1">
          <table:table-cell table:formula="of:=[.A64]+1" office:value-type="float" office:value="2016" calcext:value-type="float">
            <text:p>2016</text:p>
          </table:table-cell>
          <table:table-cell/>
          <table:table-cell office:value-type="float" office:value="2" calcext:value-type="float">
            <text:p>2</text:p>
          </table:table-cell>
          <table:table-cell table:formula="of:=MIN([.D52:.D62]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b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98-99</text:p>
          </table:table-cell>
          <table:table-cell office:value-type="float" office:value="5.33" calcext:value-type="float">
            <text:p>5.33</text:p>
          </table:table-cell>
          <table:table-cell office:value-type="float" office:value="1" calcext:value-type="float">
            <text:p>1</text:p>
          </table:table-cell>
          <table:table-cell table:style-name="ce1" table:formula="of:=IF(ISBLANK([.C68]);&quot;&quot;;[.B68])" office:value-type="float" office:value="5.33" calcext:value-type="float">
            <text:p>5.33</text:p>
          </table:table-cell>
          <table:table-cell table:formula="of:=TRUNC(6-([.D68]-[.D$86])/([.D$85]-[.D$86])*4)" office:value-type="float" office:value="6" calcext:value-type="float">
            <text:p>6</text:p>
          </table:table-cell>
          <table:table-cell table:formula="of:=&quot;If you throw &quot; &amp; [.C68] &amp;&quot; your year is &quot; &amp; [.A68] &amp; &quot; and you must throw &quot; &amp; [.E68] &amp; &quot; or more to climb the ladder.&quot;" office:value-type="string" office:string-value="If you throw 1 your year is 1998-99 and you must throw 6 or more to climb the ladder." calcext:value-type="string">
            <text:p>If you throw 1 your year is 1998-99 and you must throw 6 or more to climb the ladder.</text:p>
          </table:table-cell>
          <table:table-cell/>
        </table:table-row>
        <table:table-row table:style-name="ro1">
          <table:table-cell office:value-type="string" calcext:value-type="string">
            <text:p>1999-00</text:p>
          </table:table-cell>
          <table:table-cell office:value-type="float" office:value="6.19" calcext:value-type="float">
            <text:p>6.19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8.29" calcext:value-type="float">
            <text:p>8.29</text:p>
          </table:table-cell>
          <table:table-cell/>
          <table:table-cell table:style-name="ce1" table:formula="of:=IF(ISBLANK([.C70]);&quot;&quot;;[.B70]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9.1" calcext:value-type="float">
            <text:p>9.1</text:p>
          </table:table-cell>
          <table:table-cell office:value-type="float" office:value="2" calcext:value-type="float">
            <text:p>2</text:p>
          </table:table-cell>
          <table:table-cell table:style-name="ce1" table:formula="of:=IF(ISBLANK([.C71]);&quot;&quot;;[.B71])" office:value-type="float" office:value="9.1" calcext:value-type="float">
            <text:p>9.1</text:p>
          </table:table-cell>
          <table:table-cell table:formula="of:=TRUNC(6-([.D71]-[.D$86])/([.D$85]-[.D$86])*4)" office:value-type="float" office:value="3" calcext:value-type="float">
            <text:p>3</text:p>
          </table:table-cell>
          <table:table-cell table:formula="of:=&quot;If you throw &quot; &amp; [.C71] &amp;&quot; your year is &quot; &amp; [.A71] &amp; &quot; and you must throw &quot; &amp; [.E71] &amp; &quot; or more to climb the ladder.&quot;" office:value-type="string" office:string-value="If you throw 2 your year is 2001-02 and you must throw 3 or more to climb the ladder." calcext:value-type="string">
            <text:p>If you throw 2 your year is 2001-02 and you must throw 3 or more to climb the ladder.</text:p>
          </table:table-cell>
          <table:table-cell/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8.37" calcext:value-type="float">
            <text:p>8.37</text:p>
          </table:table-cell>
          <table:table-cell/>
          <table:table-cell table:style-name="ce1" table:formula="of:=IF(ISBLANK([.C72]);&quot;&quot;;[.B72]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7.61" calcext:value-type="float">
            <text:p>7.61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7.64" calcext:value-type="float">
            <text:p>7.64</text:p>
          </table:table-cell>
          <table:table-cell office:value-type="float" office:value="3" calcext:value-type="float">
            <text:p>3</text:p>
          </table:table-cell>
          <table:table-cell table:style-name="ce1" table:formula="of:=IF(ISBLANK([.C74]);&quot;&quot;;[.B74])" office:value-type="float" office:value="7.64" calcext:value-type="float">
            <text:p>7.64</text:p>
          </table:table-cell>
          <table:table-cell table:formula="of:=TRUNC(6-([.D74]-[.D$86])/([.D$85]-[.D$86])*4)" office:value-type="float" office:value="4" calcext:value-type="float">
            <text:p>4</text:p>
          </table:table-cell>
          <table:table-cell table:formula="of:=&quot;If you throw &quot; &amp; [.C74] &amp;&quot; your year is &quot; &amp; [.A74] &amp; &quot; and you must throw &quot; &amp; [.E74] &amp; &quot; or more to climb the ladder.&quot;" office:value-type="string" office:string-value="If you throw 3 your year is 2004-05 and you must throw 4 or more to climb the ladder." calcext:value-type="string">
            <text:p>If you throw 3 your year is 2004-05 and you must throw 4 or more to climb the ladder.</text:p>
          </table:table-cell>
          <table:table-cell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9.03" calcext:value-type="float">
            <text:p>9.03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9.02" calcext:value-type="float">
            <text:p>9.02</text:p>
          </table:table-cell>
          <table:table-cell/>
          <table:table-cell table:style-name="ce1" table:formula="of:=IF(ISBLANK([.C76]);&quot;&quot;;[.B76]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10.34" calcext:value-type="float">
            <text:p>10.34</text:p>
          </table:table-cell>
          <table:table-cell office:value-type="float" office:value="4" calcext:value-type="float">
            <text:p>4</text:p>
          </table:table-cell>
          <table:table-cell table:style-name="ce1" table:formula="of:=IF(ISBLANK([.C77]);&quot;&quot;;[.B77])" office:value-type="float" office:value="10.34" calcext:value-type="float">
            <text:p>10.34</text:p>
          </table:table-cell>
          <table:table-cell table:formula="of:=TRUNC(6-([.D77]-[.D$86])/([.D$85]-[.D$86])*4)" office:value-type="float" office:value="3" calcext:value-type="float">
            <text:p>3</text:p>
          </table:table-cell>
          <table:table-cell table:formula="of:=&quot;If you throw &quot; &amp; [.C77] &amp;&quot; your year is &quot; &amp; [.A77] &amp; &quot; and you must throw &quot; &amp; [.E77] &amp; &quot; or more to climb the ladder.&quot;" office:value-type="string" office:string-value="If you throw 4 your year is 2007-08 and you must throw 3 or more to climb the ladder." calcext:value-type="string">
            <text:p>If you throw 4 your year is 2007-08 and you must throw 3 or more to climb the ladder.</text:p>
          </table:table-cell>
          <table:table-cell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9.53" calcext:value-type="float">
            <text:p>9.53</text:p>
          </table:table-cell>
          <table:table-cell/>
          <table:table-cell table:style-name="ce1" table:formula="of:=IF(ISBLANK([.C78]);&quot;&quot;;[.B78]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8.13" calcext:value-type="float">
            <text:p>8.13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1.19" calcext:value-type="float">
            <text:p>11.19</text:p>
          </table:table-cell>
          <table:table-cell office:value-type="float" office:value="5" calcext:value-type="float">
            <text:p>5</text:p>
          </table:table-cell>
          <table:table-cell table:style-name="ce1" table:formula="of:=IF(ISBLANK([.C80]);&quot;&quot;;[.B80])" office:value-type="float" office:value="11.19" calcext:value-type="float">
            <text:p>11.19</text:p>
          </table:table-cell>
          <table:table-cell table:formula="of:=TRUNC(6-([.D80]-[.D$86])/([.D$85]-[.D$86])*4)" office:value-type="float" office:value="2" calcext:value-type="float">
            <text:p>2</text:p>
          </table:table-cell>
          <table:table-cell table:formula="of:=&quot;If you throw &quot; &amp; [.C80] &amp;&quot; your year is &quot; &amp; [.A80] &amp; &quot; and you must throw &quot; &amp; [.E80] &amp; &quot; or more to climb the ladder.&quot;" office:value-type="string" office:string-value="If you throw 5 your year is 2010-11 and you must throw 2 or more to climb the ladder." calcext:value-type="string">
            <text:p>If you throw 5 your year is 2010-11 and you must throw 2 or more to climb the ladder.</text:p>
          </table:table-cell>
          <table:table-cell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1.41" calcext:value-type="float">
            <text:p>11.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10.71" calcext:value-type="float">
            <text:p>10.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12.36" calcext:value-type="float">
            <text:p>12.36</text:p>
          </table:table-cell>
          <table:table-cell office:value-type="float" office:value="6" calcext:value-type="float">
            <text:p>6</text:p>
          </table:table-cell>
          <table:table-cell table:style-name="ce1" table:formula="of:=IF(ISBLANK([.C83]);&quot;&quot;;[.B83])" office:value-type="float" office:value="12.36" calcext:value-type="float">
            <text:p>12.36</text:p>
          </table:table-cell>
          <table:table-cell table:formula="of:=TRUNC(6-([.D83]-[.D$86])/([.D$85]-[.D$86])*4)" office:value-type="float" office:value="2" calcext:value-type="float">
            <text:p>2</text:p>
          </table:table-cell>
          <table:table-cell table:formula="of:=&quot;If you throw &quot; &amp; [.C83] &amp;&quot; your year is &quot; &amp; [.A83] &amp; &quot; and you must throw &quot; &amp; [.E83] &amp; &quot; or more to climb the ladder.&quot;" office:value-type="string" office:string-value="If you throw 6 your year is 2013-14 and you must throw 2 or more to climb the ladder." calcext:value-type="string">
            <text:p>If you throw 6 your year is 2013-14 and you must throw 2 or more to climb the ladder.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MAX([.D68:.D83])" office:value-type="float" office:value="12.36" calcext:value-type="float">
            <text:p>12.36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table:formula="of:=MIN([.D68:.D83])" office:value-type="float" office:value="5.33" calcext:value-type="float">
            <text:p>5.33</text:p>
          </table:table-cell>
          <table:table-cell/>
          <table:table-cell table:formula="of:=[.F68]&amp;CHAR(10)&amp;[.F71]&amp;CHAR(10)&amp;[.F74]&amp;CHAR(10)&amp;[.F77]&amp;CHAR(10)&amp;[.F80]&amp;CHAR(10)&amp;[.F83]" office:value-type="string" office:string-value="If you throw 1 your year is 1998-99 and you must throw 6 or more to climb the ladder.&#10;If you throw 2 your year is 2001-02 and you must throw 3 or more to climb the ladder.&#10;If you throw 3 your year is 2004-05 and you must throw 4 or more to climb the ladder.&#10;If you throw 4 your year is 2007-08 and you must throw 3 or more to climb the ladder.&#10;If you throw 5 your year is 2010-11 and you must throw 2 or more to climb the ladder.&#10;If you throw 6 your year is 2013-14 and you must throw 2 or more to climb the ladder." calcext:value-type="string">
            <text:p>If you throw 1 your year is 1998-99 and you must throw 6 or more to climb the ladder.</text:p>
            <text:p>If you throw 2 your year is 2001-02 and you must throw 3 or more to climb the ladder.</text:p>
            <text:p>If you throw 3 your year is 2004-05 and you must throw 4 or more to climb the ladder.</text:p>
            <text:p>If you throw 4 your year is 2007-08 and you must throw 3 or more to climb the ladder.</text:p>
            <text:p>If you throw 5 your year is 2010-11 and you must throw 2 or more to climb the ladder.</text:p>
            <text:p>If you throw 6 your year is 2013-14 and you must throw 2 or more to climb the ladder.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ber</text:p>
          </table:table-cell>
          <table:table-cell table:number-columns-repeated="5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.965" calcext:value-type="float">
            <text:p>3.965</text:p>
          </table:table-cell>
          <table:table-cell office:value-type="float" office:value="1" calcext:value-type="float">
            <text:p>1</text:p>
          </table:table-cell>
          <table:table-cell table:style-name="ce1" table:formula="of:=IF(ISBLANK([.C90]);&quot;&quot;;[.B90])" office:value-type="float" office:value="3.965" calcext:value-type="float">
            <text:p>3.965</text:p>
          </table:table-cell>
          <table:table-cell table:formula="of:=TRUNC(6-([.D90]-[.D$86])/([.D$85]-[.D$86])*4)" office:value-type="float" office:value="6" calcext:value-type="float">
            <text:p>6</text:p>
          </table:table-cell>
          <table:table-cell table:formula="of:=&quot;If you throw &quot; &amp; [.C90] &amp;&quot; your year is &quot; &amp; [.A90] &amp; &quot; and you must throw &quot; &amp; [.E90] &amp; &quot; or more to climb the ladder.&quot;" office:value-type="string" office:string-value="If you throw 1 your year is 2004 and you must throw 6 or more to climb the ladder." calcext:value-type="string">
            <text:p>If you throw 1 your year is 2004 and you must throw 6 or more to climb the ladder.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.151" calcext:value-type="float">
            <text:p>4.151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.908" calcext:value-type="float">
            <text:p>4.908</text:p>
          </table:table-cell>
          <table:table-cell office:value-type="float" office:value="2" calcext:value-type="float">
            <text:p>2</text:p>
          </table:table-cell>
          <table:table-cell table:style-name="ce1" table:formula="of:=IF(ISBLANK([.B91]);&quot;&quot;;[.B92])" office:value-type="float" office:value="4.908" calcext:value-type="float">
            <text:p>4.908</text:p>
          </table:table-cell>
          <table:table-cell table:formula="of:=TRUNC(6-([.D92]-[.D$86])/([.D$85]-[.D$86])*4)" office:value-type="float" office:value="6" calcext:value-type="float">
            <text:p>6</text:p>
          </table:table-cell>
          <table:table-cell table:formula="of:=&quot;If you throw &quot; &amp; [.C92] &amp;&quot; your year is &quot; &amp; [.A92] &amp; &quot; and you must throw &quot; &amp; [.E92] &amp; &quot; or more to climb the ladder.&quot;" office:value-type="string" office:string-value="If you throw 2 your year is 2006 and you must throw 6 or more to climb the ladder." calcext:value-type="string">
            <text:p>If you throw 2 your year is 2006 and you must throw 6 or more to climb the ladder.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.241" calcext:value-type="float">
            <text:p>6.241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.005" calcext:value-type="float">
            <text:p>7.005</text:p>
          </table:table-cell>
          <table:table-cell office:value-type="float" office:value="3" calcext:value-type="float">
            <text:p>3</text:p>
          </table:table-cell>
          <table:table-cell table:style-name="ce1" table:formula="of:=IF(ISBLANK([.B93]);&quot;&quot;;[.B94])" office:value-type="float" office:value="7.005" calcext:value-type="float">
            <text:p>7.005</text:p>
          </table:table-cell>
          <table:table-cell table:formula="of:=TRUNC(6-([.D94]-[.D$86])/([.D$85]-[.D$86])*4)" office:value-type="float" office:value="5" calcext:value-type="float">
            <text:p>5</text:p>
          </table:table-cell>
          <table:table-cell table:formula="of:=&quot;If you throw &quot; &amp; [.C94] &amp;&quot; your year is &quot; &amp; [.A94] &amp; &quot; and you must throw &quot; &amp; [.E94] &amp; &quot; or more to climb the ladder.&quot;" office:value-type="string" office:string-value="If you throw 3 your year is 2008 and you must throw 5 or more to climb the ladder." calcext:value-type="string">
            <text:p>If you throw 3 your year is 2008 and you must throw 5 or more to climb the ladder.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.506" calcext:value-type="float">
            <text:p>7.506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.151" calcext:value-type="float">
            <text:p>8.151</text:p>
          </table:table-cell>
          <table:table-cell office:value-type="float" office:value="4" calcext:value-type="float">
            <text:p>4</text:p>
          </table:table-cell>
          <table:table-cell table:style-name="ce1" table:formula="of:=IF(ISBLANK([.B95]);&quot;&quot;;[.B96])" office:value-type="float" office:value="8.151" calcext:value-type="float">
            <text:p>8.151</text:p>
          </table:table-cell>
          <table:table-cell table:formula="of:=TRUNC(6-([.D96]-[.D$86])/([.D$85]-[.D$86])*4)" office:value-type="float" office:value="4" calcext:value-type="float">
            <text:p>4</text:p>
          </table:table-cell>
          <table:table-cell table:formula="of:=&quot;If you throw &quot; &amp; [.C96] &amp;&quot; your year is &quot; &amp; [.A96] &amp; &quot; and you must throw &quot; &amp; [.E96] &amp; &quot; or more to climb the ladder.&quot;" office:value-type="string" office:string-value="If you throw 4 your year is 2010 and you must throw 4 or more to climb the ladder." calcext:value-type="string">
            <text:p>If you throw 4 your year is 2010 and you must throw 4 or more to climb the ladder.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.629" calcext:value-type="float">
            <text:p>8.629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.965" calcext:value-type="float">
            <text:p>7.965</text:p>
          </table:table-cell>
          <table:table-cell office:value-type="float" office:value="5" calcext:value-type="float">
            <text:p>5</text:p>
          </table:table-cell>
          <table:table-cell table:style-name="ce1" table:formula="of:=IF(ISBLANK([.B97]);&quot;&quot;;[.B98])" office:value-type="float" office:value="7.965" calcext:value-type="float">
            <text:p>7.965</text:p>
          </table:table-cell>
          <table:table-cell table:formula="of:=TRUNC(6-([.D98]-[.D$86])/([.D$85]-[.D$86])*4)" office:value-type="float" office:value="4" calcext:value-type="float">
            <text:p>4</text:p>
          </table:table-cell>
          <table:table-cell table:formula="of:=&quot;If you throw &quot; &amp; [.C98] &amp;&quot; your year is &quot; &amp; [.A98] &amp; &quot; and you must throw &quot; &amp; [.E98] &amp; &quot; or more to climb the ladder.&quot;" office:value-type="string" office:string-value="If you throw 5 your year is 2012 and you must throw 4 or more to climb the ladder." calcext:value-type="string">
            <text:p>If you throw 5 your year is 2012 and you must throw 4 or more to climb the ladder.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.877" calcext:value-type="float">
            <text:p>9.877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.826" calcext:value-type="float">
            <text:p>10.826</text:p>
          </table:table-cell>
          <table:table-cell office:value-type="float" office:value="6" calcext:value-type="float">
            <text:p>6</text:p>
          </table:table-cell>
          <table:table-cell table:style-name="ce1" table:formula="of:=IF(ISBLANK([.B99]);&quot;&quot;;[.B100])" office:value-type="float" office:value="10.826" calcext:value-type="float">
            <text:p>10.826</text:p>
          </table:table-cell>
          <table:table-cell table:formula="of:=TRUNC(6-([.D100]-[.D$86])/([.D$85]-[.D$86])*4)" office:value-type="float" office:value="2" calcext:value-type="float">
            <text:p>2</text:p>
          </table:table-cell>
          <table:table-cell table:formula="of:=&quot;If you throw &quot; &amp; [.C100] &amp;&quot; your year is &quot; &amp; [.A100] &amp; &quot; and you must throw &quot; &amp; [.E100] &amp; &quot; or more to climb the ladder.&quot;" office:value-type="string" office:string-value="If you throw 6 your year is 2014 and you must throw 2 or more to climb the ladder." calcext:value-type="string">
            <text:p>If you throw 6 your year is 2014 and you must throw 2 or more to climb the ladder.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formula="of:=MAX([.D90:.D105])" office:value-type="float" office:value="10.826" calcext:value-type="float">
            <text:p>10.826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Min</text:p>
          </table:table-cell>
          <table:table-cell table:formula="of:=MIN([.D90:.D105])" office:value-type="float" office:value="3.965" calcext:value-type="float">
            <text:p>3.965</text:p>
          </table:table-cell>
          <table:table-cell/>
          <table:table-cell table:formula="of:=[.F90]&amp;CHAR(10)&amp;[.F92]&amp;CHAR(10)&amp;[.F94]&amp;CHAR(10)&amp;[.F96]&amp;CHAR(10)&amp;[.F98]&amp;CHAR(10)&amp;[.F100]" office:value-type="string" office:string-value="If you throw 1 your year is 2004 and you must throw 6 or more to climb the ladder.&#10;If you throw 2 your year is 2006 and you must throw 6 or more to climb the ladder.&#10;If you throw 3 your year is 2008 and you must throw 5 or more to climb the ladder.&#10;If you throw 4 your year is 2010 and you must throw 4 or more to climb the ladder.&#10;If you throw 5 your year is 2012 and you must throw 4 or more to climb the ladder.&#10;If you throw 6 your year is 2014 and you must throw 2 or more to climb the ladder." calcext:value-type="string">
            <text:p>If you throw 1 your year is 2004 and you must throw 6 or more to climb the ladder.</text:p>
            <text:p>If you throw 2 your year is 2006 and you must throw 6 or more to climb the ladder.</text:p>
            <text:p>If you throw 3 your year is 2008 and you must throw 5 or more to climb the ladder.</text:p>
            <text:p>If you throw 4 your year is 2010 and you must throw 4 or more to climb the ladder.</text:p>
            <text:p>If you throw 5 your year is 2012 and you must throw 4 or more to climb the ladder.</text:p>
            <text:p>If you throw 6 your year is 2014 and you must throw 2 or more to climb the ladder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OpenSans" svg:font-family="OpenSans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iragino Mincho ProN" style:font-family-asian="'Hiragino Mincho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 style:data-style-name="N2" text:time-value="11:31:01.86097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11:10:43.664585000</meta:creation-date>
    <dc:date>2016-07-31T14:21:13.136574000</dc:date>
    <meta:editing-duration>P1DT2H39M40S</meta:editing-duration>
    <meta:editing-cycles>6</meta:editing-cycles>
    <meta:generator>LibreOffice/5.1.0.3$MacOSX_X86_64 LibreOffice_project/5e3e00a007d9b3b6efb6797a8b8e57b51ab1f737</meta:generator>
    <meta:document-statistic meta:table-count="1" meta:cell-count="4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53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line" chart:style-name="ch1">
        <chart:title svg:x="6.973cm" svg:y="0.316cm" chart:style-name="ch2">
          <text:p>Car Theft</text:p>
        </chart:title>
        <chart:plot-area chart:style-name="ch3" table:cell-range-address="Sheet1.A33:Sheet1.B45" chart:data-source-has-labels="both" svg:x="0.32cm" svg:y="1.267cm" svg:width="15.36cm" svg:height="7.553cm">
          <chartooo:coordinate-region svg:x="1.335cm" svg:y="1.46cm" svg:width="13.758cm" svg:height="6.728cm"/>
          <chart:axis chart:dimension="x" chart:name="primary-x" chart:style-name="ch4" chartooo:axis-type="auto">
            <chartooo:date-scale/>
            <chart:categories table:cell-range-address="Sheet1.A34:Sheet1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4:Sheet1.B45" chart:label-cell-address="Sheet1.B33:Sheet1.B33" chart:class="chart:line">
            <chart:data-point chart:repeated="12"/>
          </chart:series>
          <chart:wall chart:style-name="ch7"/>
          <chart:floor chart:style-name="ch8"/>
        </chart:plot-area>
        <draw:frame draw:style-name="gr1" draw:text-style-name="P1" svg:width="1.058cm" svg:height="0.945cm" svg:x="1.603cm" svg:y="1.212cm">
          <draw:text-box>
            <text:p>⚅</text:p>
          </draw:text-box>
        </draw:frame>
        <draw:frame draw:style-name="gr2" draw:text-style-name="P2" svg:width="18.063cm" svg:height="18.063cm" svg:x="0cm" svg:y="0cm">
          <draw:image xlink:href="Pictures/1000020100000400000004001AD017D8023E915C.png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  <draw:g>
                  <svg:desc>Sheet1.B33:Sheet1.B33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Sheet1.A34:Sheet1.A45</svg:desc>
                </draw:g>
              </table:table-cell>
              <table:table-cell office:value-type="float" office:value="11244">
                <text:p>11244</text:p>
                <draw:g>
                  <svg:desc>Sheet1.B34:Sheet1.B45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0547">
                <text:p>1054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040">
                <text:p>904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818">
                <text:p>481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984">
                <text:p>39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7cm" svg:y="0.316cm" chart:style-name="ch2">
          <text:p>Murder (Homicide)</text:p>
        </chart:title>
        <chart:plot-area chart:style-name="ch3" table:cell-range-address="Sheet1.A50:Sheet1.B62" chart:data-source-has-labels="both" svg:x="0.32cm" svg:y="1.267cm" svg:width="15.36cm" svg:height="7.553cm">
          <chartooo:coordinate-region svg:x="0.953cm" svg:y="1.459cm" svg:width="14.142cm" svg:height="6.729cm"/>
          <chart:axis chart:dimension="x" chart:name="primary-x" chart:style-name="ch4" chartooo:axis-type="auto">
            <chartooo:date-scale/>
            <chart:categories table:cell-range-address="Sheet1.A51:Sheet1.A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1:Sheet1.B62" chart:label-cell-address="Sheet1.B50:Sheet1.B50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  <draw:g>
                  <svg:desc>Sheet1.B50:Sheet1.B50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Sheet1.A51:Sheet1.A62</svg:desc>
                </draw:g>
              </table:table-cell>
              <table:table-cell office:value-type="float" office:value="85">
                <text:p>85</text:p>
                <draw:g>
                  <svg:desc>Sheet1.B51:Sheet1.B62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66cm" svg:y="0.316cm" chart:style-name="ch2">
          <text:p>State Exports (Goods FOB-Value)</text:p>
        </chart:title>
        <chart:plot-area chart:style-name="ch3" table:cell-range-address="Sheet1.A67:Sheet1.B83" chart:data-source-has-labels="both" svg:x="0.32cm" svg:y="1.267cm" svg:width="15.36cm" svg:height="7.553cm">
          <chartooo:coordinate-region svg:x="0.972cm" svg:y="1.267cm" svg:width="14.167cm" svg:height="5.918cm"/>
          <chart:axis chart:dimension="x" chart:name="primary-x" chart:style-name="ch4" chartooo:axis-type="auto">
            <chartooo:date-scale/>
            <chart:categories table:cell-range-address="Sheet1.A68:Sheet1.A8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68:Sheet1.B83" chart:label-cell-address="Sheet1.B67:Sheet1.B67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  <draw:g>
                  <svg:desc>Sheet1.B67:Sheet1.B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8-99</text:p>
                <draw:g>
                  <svg:desc>Sheet1.A68:Sheet1.A83</svg:desc>
                </draw:g>
              </table:table-cell>
              <table:table-cell office:value-type="float" office:value="5.33">
                <text:p>5.33</text:p>
                <draw:g>
                  <svg:desc>Sheet1.B68:Sheet1.B83</svg:desc>
                </draw:g>
              </table:table-cell>
            </table:table-row>
            <table:table-row>
              <table:table-cell office:value-type="string">
                <text:p>1999-00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2000-01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2001-02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002-03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string">
                <text:p>2003-04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004-05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2005-06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2006-07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2007-08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2008-09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2009-10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011-12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2012-1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2013-14</text:p>
              </table:table-cell>
              <table:table-cell office:value-type="float" office:value="12.36">
                <text:p>12.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84cm" svg:y="0.563cm" chart:style-name="ch2">
          <text:p>Cultural Vibrancy (Arts Events Attendance)</text:p>
        </chart:title>
        <chart:plot-area chart:style-name="ch3" table:cell-range-address="Sheet1.A89:Sheet1.B100" chart:data-source-has-labels="both" svg:x="0.32cm" svg:y="1.267cm" svg:width="15.36cm" svg:height="7.553cm">
          <chartooo:coordinate-region svg:x="0.751cm" svg:y="1.459cm" svg:width="14.333cm" svg:height="6.729cm"/>
          <chart:axis chart:dimension="x" chart:name="primary-x" chart:style-name="ch4" chartooo:axis-type="auto">
            <chartooo:date-scale/>
            <chart:categories table:cell-range-address="Sheet1.A90:Sheet1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90:Sheet1.B100" chart:label-cell-address="Sheet1.B89:Sheet1.B89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  <draw:g>
                  <svg:desc>Sheet1.B89:Sheet1.B89</svg:desc>
                </draw:g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  <draw:g>
                  <svg:desc>Sheet1.A90:Sheet1.A100</svg:desc>
                </draw:g>
              </table:table-cell>
              <table:table-cell office:value-type="float" office:value="3.965">
                <text:p>3.965</text:p>
                <draw:g>
                  <svg:desc>Sheet1.B90:Sheet1.B100</svg:desc>
                </draw:g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4.151">
                <text:p>4.15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.908">
                <text:p>4.90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6.241">
                <text:p>6.24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.005">
                <text:p>7.00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.506">
                <text:p>7.50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.151">
                <text:p>8.15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8.629">
                <text:p>8.62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7.965">
                <text:p>7.96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.877">
                <text:p>9.87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.826">
                <text:p>10.8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